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draw:stroke="none" draw:fill-color="#e6ffe6" draw:textarea-horizontal-align="justify" draw:textarea-vertical-align="middle" draw:auto-grow-height="false"/>
    </style:style>
    <style:style style:name="gr8" style:family="graphic" style:parent-style-name="standard">
      <style:graphic-properties draw:fill-color="#ffe6e6" draw:textarea-horizontal-align="justify" draw:textarea-vertical-align="middle" draw:auto-grow-height="false"/>
    </style:style>
    <style:style style:name="gr9" style:family="graphic" style:parent-style-name="standard">
      <style:graphic-properties draw:fill-color="#fff0f0" draw:textarea-horizontal-align="justify" draw:textarea-vertical-align="middle" draw:auto-grow-height="false"/>
    </style:style>
    <style:style style:name="gr10" style:family="graphic" style:parent-style-name="standard">
      <style:graphic-properties svg:stroke-color="#ff3333" draw:opacity="0%" draw:textarea-horizontal-align="justify" draw:textarea-vertical-align="middle" draw:auto-grow-height="false" draw:shadow-opacity="0%"/>
    </style:style>
    <style:style style:name="gr11" style:family="graphic" style:parent-style-name="standard">
      <style:graphic-properties draw:fill-color="#fafaff" draw:textarea-horizontal-align="justify" draw:textarea-vertical-align="middle" draw:auto-grow-height="fals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line draw:style-name="gr1" draw:text-style-name="P1" draw:layer="layout" svg:x1="21.1cm" svg:y1="4.401cm" svg:x2="21.1cm" svg:y2="16.301cm">
          <text:p/>
        </draw:line>
        <draw:custom-shape draw:style-name="gr2" draw:text-style-name="P1" xml:id="id1" draw:id="id1" draw:layer="layout" svg:width="6.2cm" svg:height="2.4cm" svg:x="18.1cm" svg:y="2.001cm">
          <text:p text:style-name="P1">接触状態１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2cm" svg:height="2.4cm" svg:x="18.1cm" svg:y="16.301cm">
          <text:p text:style-name="P1">接触状態2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2cm" svg:height="2.4cm" svg:x="18.1cm" svg:y="6.901cm">
          <text:p text:style-name="P1">接触状態１ - (1^2)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2cm" svg:height="2.4cm" svg:x="18.099cm" svg:y="11.5cm">
          <text:p text:style-name="P1">接触状態2 - (1^2)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8.1cm" svg:y1="3.201cm" svg:x2="18.1cm" svg:y2="8.101cm" draw:start-shape="id1" draw:start-glue-point="3" draw:end-shape="id2" svg:d="m18100 3201c-751 0-751 4900 0 4900" svg:viewBox="0 0 564 4901">
          <text:p/>
        </draw:connector>
        <draw:connector draw:style-name="gr1" draw:text-style-name="P1" draw:layer="layout" draw:type="curve" svg:x1="18.1cm" svg:y1="8.101cm" svg:x2="18.099cm" svg:y2="12.7cm" draw:start-shape="id2" draw:start-glue-point="3" draw:end-shape="id3" svg:d="m18100 8101c-753 0-752 4599-1 4599" svg:viewBox="0 0 565 4600">
          <text:p/>
        </draw:connector>
        <draw:connector draw:style-name="gr1" draw:text-style-name="P1" draw:layer="layout" draw:type="curve" svg:x1="18.099cm" svg:y1="12.7cm" svg:x2="18.1cm" svg:y2="17.501cm" draw:start-shape="id3" draw:start-glue-point="3" draw:end-shape="id4" svg:d="m18099 12700c-751 0-752 4801 1 4801" svg:viewBox="0 0 565 4802">
          <text:p/>
        </draw:connector>
        <draw:custom-shape draw:style-name="gr2" draw:text-style-name="P1" xml:id="id5" draw:id="id5" draw:layer="layout" svg:width="4.4cm" svg:height="2.398cm" svg:x="11.9cm" svg:y="9.301cm">
          <text:p text:style-name="P1">接触状態3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8.1cm" svg:y1="3.201cm" svg:x2="14.1cm" svg:y2="9.301cm" draw:start-shape="id1" draw:start-glue-point="3" draw:end-shape="id5" draw:end-glue-point="0" svg:d="m18100 3201c-2667 0-4000 2033-4000 6100" svg:viewBox="0 0 4001 6101">
          <text:p/>
        </draw:connector>
        <draw:connector draw:style-name="gr1" draw:text-style-name="P1" draw:layer="layout" draw:type="curve" svg:x1="14.1cm" svg:y1="11.699cm" svg:x2="18.1cm" svg:y2="17.501cm" draw:start-shape="id5" draw:start-glue-point="2" draw:end-shape="id4" draw:end-glue-point="3" svg:d="m14100 11699c0 3868 1333 5802 4000 5802" svg:viewBox="0 0 4001 5803">
          <text:p/>
        </draw:connector>
        <draw:frame draw:style-name="gr3" draw:layer="layout" svg:width="4.2cm" svg:height="0.933cm" svg:x="6.4cm" svg:y="7.8cm">
          <draw:text-box>
            <text:p>すべり</text:p>
          </draw:text-box>
        </draw:frame>
        <draw:frame draw:style-name="gr3" draw:layer="layout" svg:width="5.2cm" svg:height="0.933cm" svg:x="15.8cm" svg:y="7.467cm">
          <draw:text-box>
            <text:p>歩行</text:p>
          </draw:text-box>
        </draw:frame>
        <draw:frame draw:style-name="gr3" draw:layer="layout" svg:width="5.2cm" svg:height="2.297cm" svg:x="21.3cm" svg:y="9.203cm">
          <draw:text-box>
            <text:p>接触の切り替えが与えられた軌道最適化問題</text:p>
          </draw:text-box>
        </draw:frame>
        <draw:frame draw:style-name="gr3" draw:layer="layout" svg:width="5.1cm" svg:height="1.615cm" svg:x="24.1cm" svg:y="5.585cm">
          <draw:text-box>
            <text:p>ジャンプ</text:p>
            <text:p/>
          </draw:text-box>
        </draw:frame>
        <draw:custom-shape draw:style-name="gr4" draw:text-style-name="P1" draw:layer="layout" svg:width="22.7cm" svg:height="18.6cm" svg:x="5.7cm" svg:y="0.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2cm" svg:height="0.933cm" svg:x="5.9cm" svg:y="1.201cm">
          <draw:text-box>
            <text:p>野田プランナー</text:p>
          </draw:text-box>
        </draw:frame>
        <draw:custom-shape draw:style-name="gr2" draw:text-style-name="P1" xml:id="id6" draw:id="id6" draw:layer="layout" svg:width="4cm" svg:height="2.4cm" svg:x="6.6cm" svg:y="9.3cm">
          <text:p text:style-name="P1">接触状態4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8.1cm" svg:y1="3.201cm" svg:x2="8.6cm" svg:y2="9.3cm" draw:start-shape="id1" draw:start-glue-point="3" draw:end-shape="id6" draw:end-glue-point="0" svg:d="m18100 3201c-6334 0-9500 2033-9500 6099" svg:viewBox="0 0 9501 6100">
          <text:p/>
        </draw:connector>
        <draw:connector draw:style-name="gr1" draw:text-style-name="P1" draw:layer="layout" draw:type="curve" svg:x1="8.6cm" svg:y1="11.7cm" svg:x2="18.1cm" svg:y2="17.501cm" draw:start-shape="id6" draw:start-glue-point="2" draw:end-shape="id4" draw:end-glue-point="3" svg:d="m8600 11700c0 3868 3166 5801 9500 5801" svg:viewBox="0 0 9501 5802">
          <text:p/>
        </draw:connector>
        <draw:frame draw:style-name="gr3" draw:layer="layout" svg:width="4.2cm" svg:height="0.933cm" svg:x="10.6cm" svg:y="7.567cm">
          <draw:text-box>
            <text:p>ころがり</text:p>
          </draw:text-box>
        </draw:frame>
        <draw:frame draw:style-name="gr3" draw:layer="layout" svg:width="28.2cm" svg:height="6.389cm" svg:x="0.6cm" svg:y="18.1cm">
          <draw:text-box>
            <text:p>問題定義：</text:p>
            <text:p>　ー接触状態1から接触状態２に至る、ロボットの動作をつくる</text:p>
            <text:p>従来型プランナー：</text:p>
            <text:p>　ーcontact-before-motion 歩行的な接触の列に対して、最適化手法等で動作をつくる。</text:p>
            <text:p>野田プランナー：</text:p>
            <text:p>　ー歩行的な遷移（足を上げる、伸ばす、バランスするの三段階） + 滑り的な遷移を、切り替える。</text:p>
            <text:p>野田プランナーが神のプランナーに至るための戦略：</text:p>
            <text:p>　ー滑り＋転がり＋ジャンプ＋。。。、接触の遷移を分類する？ -&gt; あらゆる接触→動作の計算機を扱える枠組みの提案？</text:p>
          </draw:text-box>
        </draw:frame>
        <draw:custom-shape draw:style-name="gr4" draw:text-style-name="P1" draw:layer="layout" svg:width="13.8cm" svg:height="17.8cm" svg:x="14cm" svg:y="1.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8cm" svg:height="0.933cm" svg:x="14.1cm" svg:y="1.402cm">
          <draw:text-box>
            <text:p>従来型プランナー</text:p>
          </draw:text-box>
        </draw:frame>
        <draw:connector draw:style-name="gr1" draw:text-style-name="P1" draw:layer="layout" draw:type="curve" draw:line-skew="1.749cm" svg:x1="24.3cm" svg:y1="3.201cm" svg:x2="24.3cm" svg:y2="17.501cm" draw:start-shape="id1" draw:start-glue-point="1" draw:end-shape="id4" draw:end-glue-point="1" svg:d="m24300 3201c3375 0 3375 14300 0 14300" svg:viewBox="0 0 2532 1430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6" draw:text-style-name="P1" draw:layer="layout" svg:width="9.4cm" svg:height="18.4cm" svg:x="19.598cm" svg:y="5.7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4cm" svg:height="18.4cm" svg:x="10.099cm" svg:y="5.7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4cm" svg:height="18.4cm" svg:x="0.6cm" svg:y="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93cm" svg:height="1.67cm" svg:x="11.996cm" svg:y="1.1cm">
          <text:p text:style-name="P1">Contact S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22cm" svg:height="1.822cm" svg:x="3.7cm" svg:y="5.078cm">
          <text:p text:style-name="P1">Static walk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22cm" svg:height="1.822cm" svg:x="12.167cm" svg:y="5.078cm">
          <text:p text:style-name="P1">Slide &amp; rotat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322cm" svg:height="1.822cm" svg:x="20.578cm" svg:y="5.078cm">
          <text:p text:style-name="P1">Dynamic walk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657cm" svg:y1="2.573cm" svg:x2="14.657cm" svg:y2="4.85cm">
          <text:p/>
        </draw:line>
        <draw:line draw:style-name="gr1" draw:text-style-name="P1" draw:layer="layout" svg:x1="6.404cm" svg:y1="2.573cm" svg:x2="6.404cm" svg:y2="4.851cm">
          <text:p/>
        </draw:line>
        <draw:line draw:style-name="gr1" draw:text-style-name="P1" draw:layer="layout" svg:x1="23.153cm" svg:y1="2.572cm" svg:x2="23.153cm" svg:y2="4.851cm">
          <text:p/>
        </draw:line>
        <draw:custom-shape draw:style-name="gr7" draw:text-style-name="P1" draw:layer="layout" svg:width="1.8cm" svg:height="1.6cm" svg:x="1.6cm" svg:y="8.6cm">
          <text:p text:style-name="P1">cs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8cm" svg:height="1.6cm" svg:x="4.499cm" svg:y="8.599cm">
          <text:p text:style-name="P1">cs2</text:p>
          <draw:enhanced-geometry svg:viewBox="0 0 21600 21600" draw:type="rectangle" draw:enhanced-path="M 0 0 L 21600 0 21600 21600 0 21600 0 0 Z N"/>
        </draw:custom-shape>
        <draw:frame draw:style-name="gr3" draw:layer="layout" svg:width="1.8cm" svg:height="0.933cm" svg:x="7.3cm" svg:y="9cm">
          <draw:text-box>
            <text:p>・・・</text:p>
          </draw:text-box>
        </draw:frame>
        <draw:frame draw:style-name="gr3" draw:text-style-name="P2" draw:layer="layout" svg:width="1.6cm" svg:height="1.767cm" svg:x="3.3cm" svg:y="8.433cm">
          <draw:text-box>
            <text:p><text:span text:style-name="T1">&gt;</text:span></text:p>
          </draw:text-box>
        </draw:frame>
        <draw:frame draw:style-name="gr3" draw:text-style-name="P2" draw:layer="layout" svg:width="1.6cm" svg:height="1.767cm" svg:x="6.2cm" svg:y="8.434cm">
          <draw:text-box>
            <text:p><text:span text:style-name="T1">&gt;</text:span></text:p>
          </draw:text-box>
        </draw:frame>
        <draw:frame draw:style-name="gr3" draw:layer="layout" svg:width="2.4cm" svg:height="0.933cm" svg:x="0.9cm" svg:y="7.5cm">
          <draw:text-box>
            <text:p>1.82</text:p>
          </draw:text-box>
        </draw:frame>
        <draw:frame draw:style-name="gr3" draw:layer="layout" svg:width="2.4cm" svg:height="0.933cm" svg:x="3.9cm" svg:y="7.501cm">
          <draw:text-box>
            <text:p>0.87</text:p>
          </draw:text-box>
        </draw:frame>
        <draw:custom-shape draw:style-name="gr7" draw:text-style-name="P1" draw:layer="layout" svg:width="1.8cm" svg:height="1.6cm" svg:x="10.6cm" svg:y="8.601cm">
          <text:p text:style-name="P1">cs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8cm" svg:height="1.6cm" svg:x="13.499cm" svg:y="8.6cm">
          <text:p text:style-name="P1">cs2</text:p>
          <draw:enhanced-geometry svg:viewBox="0 0 21600 21600" draw:type="rectangle" draw:enhanced-path="M 0 0 L 21600 0 21600 21600 0 21600 0 0 Z N"/>
        </draw:custom-shape>
        <draw:frame draw:style-name="gr3" draw:layer="layout" svg:width="1.8cm" svg:height="0.933cm" svg:x="16.5cm" svg:y="9.001cm">
          <draw:text-box>
            <text:p>・・・</text:p>
          </draw:text-box>
        </draw:frame>
        <draw:frame draw:style-name="gr3" draw:text-style-name="P2" draw:layer="layout" svg:width="1.6cm" svg:height="1.767cm" svg:x="12.3cm" svg:y="8.434cm">
          <draw:text-box>
            <text:p><text:span text:style-name="T1">&gt;</text:span></text:p>
          </draw:text-box>
        </draw:frame>
        <draw:frame draw:style-name="gr3" draw:text-style-name="P2" draw:layer="layout" svg:width="1.6cm" svg:height="1.767cm" svg:x="15.2cm" svg:y="8.435cm">
          <draw:text-box>
            <text:p><text:span text:style-name="T1">&gt;</text:span></text:p>
          </draw:text-box>
        </draw:frame>
        <draw:frame draw:style-name="gr3" draw:layer="layout" svg:width="2.4cm" svg:height="0.933cm" svg:x="9.9cm" svg:y="7.501cm">
          <draw:text-box>
            <text:p>1.00</text:p>
          </draw:text-box>
        </draw:frame>
        <draw:frame draw:style-name="gr3" draw:layer="layout" svg:width="2.4cm" svg:height="0.933cm" svg:x="12.9cm" svg:y="7.502cm">
          <draw:text-box>
            <text:p>0.09</text:p>
          </draw:text-box>
        </draw:frame>
        <draw:custom-shape draw:style-name="gr7" draw:text-style-name="P1" draw:layer="layout" svg:width="1.8cm" svg:height="1.6cm" svg:x="20.2cm" svg:y="8.602cm">
          <text:p text:style-name="P1">cs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8cm" svg:height="1.6cm" svg:x="23.099cm" svg:y="8.601cm">
          <text:p text:style-name="P1">cs2</text:p>
          <draw:enhanced-geometry svg:viewBox="0 0 21600 21600" draw:type="rectangle" draw:enhanced-path="M 0 0 L 21600 0 21600 21600 0 21600 0 0 Z N"/>
        </draw:custom-shape>
        <draw:frame draw:style-name="gr3" draw:layer="layout" svg:width="1.8cm" svg:height="0.933cm" svg:x="25.9cm" svg:y="9.002cm">
          <draw:text-box>
            <text:p>・・・</text:p>
          </draw:text-box>
        </draw:frame>
        <draw:frame draw:style-name="gr3" draw:text-style-name="P2" draw:layer="layout" svg:width="1.6cm" svg:height="1.767cm" svg:x="21.9cm" svg:y="8.435cm">
          <draw:text-box>
            <text:p><text:span text:style-name="T1">&gt;</text:span></text:p>
          </draw:text-box>
        </draw:frame>
        <draw:frame draw:style-name="gr3" draw:text-style-name="P2" draw:layer="layout" svg:width="1.6cm" svg:height="1.767cm" svg:x="24.8cm" svg:y="8.436cm">
          <draw:text-box>
            <text:p><text:span text:style-name="T1">&gt;</text:span></text:p>
          </draw:text-box>
        </draw:frame>
        <draw:frame draw:style-name="gr3" draw:layer="layout" svg:width="2.4cm" svg:height="0.933cm" svg:x="19.5cm" svg:y="7.502cm">
          <draw:text-box>
            <text:p>0.01</text:p>
          </draw:text-box>
        </draw:frame>
        <draw:frame draw:style-name="gr3" draw:layer="layout" svg:width="2.4cm" svg:height="0.933cm" svg:x="22.5cm" svg:y="7.503cm">
          <draw:text-box>
            <text:p>0.009</text:p>
          </draw:text-box>
        </draw:frame>
        <draw:custom-shape draw:style-name="gr9" draw:text-style-name="P1" draw:layer="layout" svg:width="3.6cm" svg:height="1.6cm" svg:x="2.1cm" svg:y="13.9cm"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cm" svg:height="1.6cm" svg:x="2.099cm" svg:y="16.499cm">
          <text:p text:style-name="P1">reach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cm" svg:height="1.6cm" svg:x="2.1cm" svg:y="19.1cm">
          <text:p text:style-name="P1">suspen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cm" svg:height="1.6cm" svg:x="10.8cm" svg:y="13.9cm">
          <text:p text:style-name="P1">slide remov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cm" svg:height="1.6cm" svg:x="10.799cm" svg:y="16.499cm">
          <text:p text:style-name="P1">slide reach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cm" svg:height="1.6cm" svg:x="10.8cm" svg:y="19.1cm">
          <text:p text:style-name="P1">suspen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cm" svg:height="1.6cm" svg:x="20.801cm" svg:y="13.9cm"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cm" svg:height="1.6cm" svg:x="20.8cm" svg:y="16.499cm">
          <text:p text:style-name="P1">reach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3.6cm" svg:height="1.6cm" svg:x="20.801cm" svg:y="19.1cm">
          <text:p text:style-name="P1">suspen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cm" svg:height="1.6cm" svg:x="2.099cm" svg:y="11.399cm">
          <text:p text:style-name="P1">suspen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cm" svg:height="1.6cm" svg:x="10.799cm" svg:y="11.399cm">
          <text:p text:style-name="P1">suspend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3.6cm" svg:height="1.6cm" svg:x="20.8cm" svg:y="11.299cm">
          <text:p text:style-name="P1">suspend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4cm" svg:height="3.6cm" svg:x="0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12.701cm" svg:x2="3.8cm" svg:y2="13.9cm">
          <text:p/>
        </draw:line>
        <draw:line draw:style-name="gr1" draw:text-style-name="P1" draw:layer="layout" svg:x1="3.85cm" svg:y1="15.301cm" svg:x2="3.85cm" svg:y2="16.5cm">
          <text:p/>
        </draw:line>
        <draw:line draw:style-name="gr1" draw:text-style-name="P1" draw:layer="layout" svg:x1="3.9cm" svg:y1="18.001cm" svg:x2="3.9cm" svg:y2="19.2cm">
          <text:p/>
        </draw:line>
        <draw:line draw:style-name="gr1" draw:text-style-name="P1" draw:layer="layout" svg:x1="12.5cm" svg:y1="15.301cm" svg:x2="12.5cm" svg:y2="16.5cm">
          <text:p/>
        </draw:line>
        <draw:line draw:style-name="gr1" draw:text-style-name="P1" draw:layer="layout" svg:x1="12.45cm" svg:y1="12.801cm" svg:x2="12.45cm" svg:y2="14cm">
          <text:p/>
        </draw:line>
        <draw:line draw:style-name="gr1" draw:text-style-name="P1" draw:layer="layout" svg:x1="12.5cm" svg:y1="18.101cm" svg:x2="12.5cm" svg:y2="19.3cm">
          <text:p/>
        </draw:line>
        <draw:connector draw:style-name="gr1" draw:text-style-name="P1" draw:layer="layout" draw:line-skew="0.298cm" svg:x1="24.4cm" svg:y1="12.099cm" svg:x2="24.401cm" svg:y2="19.9cm" draw:start-shape="id7" draw:start-glue-point="1" draw:end-shape="id8" draw:end-glue-point="1" svg:d="m24400 12099h800v7801h-799" svg:viewBox="0 0 801 7802">
          <text:p/>
        </draw:connector>
        <draw:custom-shape draw:style-name="gr11" draw:text-style-name="P1" draw:layer="layout" svg:width="5.4cm" svg:height="2.2cm" svg:x="1cm" svg:y="22cm">
          <text:p text:style-name="P1">BRLV &gt; th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6.4cm" svg:y1="23.1cm" svg:x2="9cm" svg:y2="23.1cm">
          <text:p/>
        </draw:line>
        <draw:frame draw:style-name="gr3" draw:layer="layout" svg:width="4cm" svg:height="0.933cm" svg:x="6.8cm" svg:y="21.8cm">
          <draw:text-box>
            <text:p>Try again</text:p>
          </draw:text-box>
        </draw:frame>
        <draw:custom-shape draw:style-name="gr6" draw:text-style-name="P1" draw:layer="layout" svg:width="28.401cm" svg:height="4.201cm" svg:x="0.599cm" svg:y="3.39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4cm" svg:height="0.933cm" svg:x="25.8cm" svg:y="3.399cm">
          <draw:text-box>
            <text:p>Planners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3" draw:text-style-name="P3" draw:layer="layout" svg:width="26.2cm" svg:height="9.425cm" svg:x="1.6cm" svg:y="1.2cm">
          <draw:text-box>
            <text:p><text:span text:style-name="T2">:start</text:span></text:p>
            <text:p><text:span text:style-name="T2">Select-planner</text:span></text:p>
            <text:p><text:span text:style-name="T2">Plan-motion</text:span></text:p>
            <text:p><text:span text:style-name="T2">If good_motion; then</text:span></text:p>
            <text:p><text:span text:style-name="T2"><text:s/></text:span><text:span text:style-name="T2">Ret ← Goto-next;</text:span></text:p>
            <text:p><text:span text:style-name="T2">Else</text:span></text:p>
            <text:p><text:span text:style-name="T2">If succeed(ret); then</text:span></text:p>
            <text:p><text:span text:style-name="T2"><text:s/></text:span><text:span text:style-name="T2">Return ret;</text:span></text:p>
            <text:p><text:span text:style-name="T2">Else</text:span></text:p>
            <text:p><text:span text:style-name="T2"><text:s/></text:span><text:span text:style-name="T2">Remove-select-planner</text:span></text:p>
            <text:p><text:span text:style-name="T2"><text:s/></text:span><text:span text:style-name="T2">Goto :start</text:span></text:p>
          </draw:text-box>
        </draw:frame>
        <draw:custom-shape draw:style-name="gr12" draw:text-style-name="P1" draw:layer="layout" svg:width="3.6cm" svg:height="1.8cm" svg:x="1.9cm" svg:y="21cm">
          <text:p text:style-name="P1">N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6cm" svg:height="1.8cm" svg:x="4.7cm" svg:y="17.8cm">
          <text:p text:style-name="P1">N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6cm" svg:height="1.8cm" svg:x="10.5cm" svg:y="18cm">
          <text:p text:style-name="P1">LEA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6cm" svg:height="1.8cm" svg:x="7.1cm" svg:y="14.4cm">
          <text:p text:style-name="P1">N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9cm" svg:y1="21cm" svg:x2="5.3cm" svg:y2="19.6cm">
          <text:p/>
        </draw:line>
        <draw:line draw:style-name="gr1" draw:text-style-name="P1" draw:layer="layout" svg:x1="6.5cm" svg:y1="17.8cm" svg:x2="8.1cm" svg:y2="15.8cm">
          <text:p/>
        </draw:line>
        <draw:line draw:style-name="gr1" draw:text-style-name="P1" draw:layer="layout" svg:x1="9.1cm" svg:y1="16.2cm" svg:x2="7.7cm" svg:y2="17.8cm">
          <text:p/>
        </draw:line>
        <draw:line draw:style-name="gr1" draw:text-style-name="P1" draw:layer="layout" svg:x1="8.3cm" svg:y1="18.8cm" svg:x2="10.5cm" svg:y2="18.8cm">
          <text:p/>
        </draw:line>
        <draw:custom-shape draw:style-name="gr12" draw:text-style-name="P1" draw:layer="layout" svg:width="3.6cm" svg:height="1.8cm" svg:x="12.899cm" svg:y="14.399cm">
          <text:p text:style-name="P1">N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1cm" svg:y1="18cm" svg:x2="13.5cm" svg:y2="16.199cm">
          <text:p/>
        </draw:line>
        <draw:line draw:style-name="gr1" draw:text-style-name="P1" draw:layer="layout" svg:x1="14.7cm" svg:y1="16.199cm" svg:x2="13.5cm" svg:y2="18cm">
          <text:p/>
        </draw:line>
        <draw:custom-shape draw:style-name="gr12" draw:text-style-name="P1" draw:layer="layout" svg:width="3.6cm" svg:height="1.8cm" svg:x="15.999cm" svg:y="17.999cm">
          <text:p text:style-name="P1">LEA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cm" svg:y1="18.8cm" svg:x2="15.999cm" svg:y2="18.8cm">
          <text:p/>
        </draw:line>
        <draw:custom-shape draw:style-name="gr12" draw:text-style-name="P1" draw:layer="layout" svg:width="3.6cm" svg:height="1.8cm" svg:x="18.8cm" svg:y="14.4cm">
          <text:p text:style-name="P1">LEA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6cm" svg:y1="15.2cm" svg:x2="18.8cm" svg:y2="15.2cm">
          <text:p/>
        </draw:line>
        <draw:custom-shape draw:style-name="gr12" draw:text-style-name="P1" draw:layer="layout" svg:width="3.6cm" svg:height="1.8cm" svg:x="24.299cm" svg:y="14.399cm">
          <text:p text:style-name="P1">LEA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2.4cm" svg:y1="15.2cm" svg:x2="24.299cm" svg:y2="15.2cm">
          <text:p/>
        </draw:line>
        <draw:line draw:style-name="gr1" draw:text-style-name="P1" draw:layer="layout" svg:x1="24.5cm" svg:y1="15.799cm" svg:x2="22.3cm" svg:y2="15.799cm">
          <text:p/>
        </draw:line>
        <draw:line draw:style-name="gr1" draw:text-style-name="P1" draw:layer="layout" svg:x1="18.6cm" svg:y1="15.749cm" svg:x2="16.4cm" svg:y2="15.749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3cm" fo:text-indent="0cm"/>
      <style:text-properties style:use-window-font-color="true" style:text-outline="false" style:text-line-through-style="none" fo:font-family="TakaoPGothic" style:font-family-generic="roman" style:font-pitch="variable" fo:font-size="38.0999984741211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76cm" fo:text-indent="0cm"/>
      <style:text-properties fo:font-size="33.2999992370605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57cm" fo:text-indent="0cm"/>
      <style:text-properties fo:font-size="28.6000003814697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38cm" fo:text-indent="0cm"/>
      <style:text-properties fo:font-size="23.7999992370605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19cm" fo:text-indent="0cm"/>
      <style:text-properties fo:font-size="23.7999992370605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19cm" fo:text-indent="0cm"/>
      <style:text-properties fo:font-size="23.7999992370605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19cm" fo:text-indent="0cm"/>
      <style:text-properties fo:font-size="23.7999992370605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19cm" fo:text-indent="0cm"/>
      <style:text-properties fo:font-size="23.799999237060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19cm" fo:text-indent="0cm"/>
      <style:text-properties fo:font-size="23.799999237060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52.4000015258789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7.499cm" svg:x="1cm" svg:y="2.523cm"/>
      <draw:page-thumbnail draw:layer="backgroundobjects" svg:width="8.999cm" svg:height="7.499cm" svg:x="1cm" svg:y="11.099cm"/>
      <draw:page-thumbnail draw:layer="backgroundobjects" svg:width="8.999cm" svg:height="7.499cm" svg:x="1cm" svg:y="19.675cm"/>
      <draw:page-thumbnail draw:layer="backgroundobjects" svg:width="8.999cm" svg:height="7.499cm" svg:x="11cm" svg:y="2.523cm"/>
      <draw:page-thumbnail draw:layer="backgroundobjects" svg:width="8.999cm" svg:height="7.499cm" svg:x="11cm" svg:y="11.099cm"/>
      <draw:page-thumbnail draw:layer="backgroundobjects" svg:width="8.999cm" svg:height="7.499cm" svg:x="11cm" svg:y="19.675cm"/>
    </style:handout-master>
    <style:master-page style:name="標準" style:page-layout-name="PM1" draw:style-name="Mdp1">
      <draw:frame presentation:style-name="標準-title" draw:layer="backgroundobjects" svg:width="26.999cm" svg:height="4.174cm" svg:x="1.5cm" svg:y="0.996cm" presentation:class="title" presentation:placeholder="true">
        <draw:text-box/>
      </draw:frame>
      <draw:frame presentation:style-name="標準-outline1" draw:layer="backgroundobjects" svg:width="26.399cm" svg:height="14.499cm" svg:x="1.5cm" svg:y="5.85cm" presentation:class="outline" presentation:placeholder="true">
        <draw:text-box/>
      </draw:frame>
      <draw:frame presentation:style-name="Mpr1" draw:text-style-name="MP1" draw:layer="backgroundobjects" svg:width="6.989cm" svg:height="1.724cm" svg:x="1.5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509cm" svg:height="1.724cm" svg:x="10.26cm" svg:y="22.77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89cm" svg:height="1.724cm" svg:x="21.51cm" svg:y="22.775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da </meta:initial-creator>
    <meta:creation-date>2014-12-01T14:19:10</meta:creation-date>
    <dc:date>2014-12-14T07:01:19</dc:date>
    <dc:creator>s-noda </dc:creator>
    <meta:editing-duration>PT2H15M33S</meta:editing-duration>
    <meta:editing-cycles>65</meta:editing-cycles>
    <meta:generator>LibreOffice/3.5$Linux_X86_64 LibreOffice_project/350m1$Build-2</meta:generator>
    <meta:document-statistic meta:object-count="128"/>
  </office:meta>
</office:document-meta>
</file>